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30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VALTENA EIR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0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20603193572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HUANUCO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62599426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GONZALES ACUÑA, ERICA KARIN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0394592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6/08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1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420</text:p>
            <text:p text:style-name="P8"/>
          </table:table-cell>
        </table:table-row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1.9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19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61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 AVI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30/07/2021</text:p>
          </table:table-cell>
          <table:table-cell table:style-name="Tabla2.A3" office:value-type="string">
            <text:p text:style-name="P16">96732430</text:p>
          </table:table-cell>
          <table:table-cell table:style-name="Tabla2.D3" office:value-type="string">
            <text:p text:style-name="P17">61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9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31T13:28:57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